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1569AB2564014FD4618.png" manifest:media-type="image/png"/>
  <manifest:file-entry manifest:full-path="Pictures/10000000000004A5000000D187C6A21C3F6137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P4" style:family="paragraph" style:parent-style-name="Standard">
      <style:text-properties officeooo:rsid="0032c740" officeooo:paragraph-rsid="0032c740"/>
    </style:style>
    <style:style style:name="T1" style:family="text">
      <style:text-properties officeooo:rsid="002cfd05"/>
    </style:style>
    <style:style style:name="T2" style:family="text">
      <style:text-properties officeooo:rsid="0032c7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2">16</text:span></text:p>
      <text:p text:style-name="P1"/>
      <text:p text:style-name="P1"/>
      <text:p text:style-name="P4">Ordem encerrada tecnicamente.</text:p>
      <text:p text:style-name="P4"/>
      <text:p text:style-name="P1"><draw:frame draw:style-name="fr1" draw:name="Figura1" text:anchor-type="paragraph" svg:width="12.845cm" svg:height="7.262cm" draw:z-index="0"><draw:image xlink:href="Pictures/100000000000025D000001569AB2564014FD4618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width="17cm" svg:height="2.988cm" draw:z-index="1"><draw:image xlink:href="Pictures/10000000000004A5000000D187C6A21C3F6137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13T09:22:50.631000000</dc:date>
    <meta:editing-duration>PT5H39M6S</meta:editing-duration>
    <meta:editing-cycles>3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5" meta:character-count="37" meta:non-whitespace-character-count="34"/>
  </office:meta>
</office:document-meta>
</file>